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Calibri" style:font-name-asian="Calibri1" style:font-name-complex="Calibri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6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P7" style:family="paragraph" style:parent-style-name="Subtitle">
      <style:paragraph-properties fo:margin-top="0in" fo:margin-bottom="0.222in" loext:contextual-spacing="false" fo:text-align="center" style:justify-single-word="false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weight="bold" style:font-name-asian="Calibri1" style:font-weight-asian="bold" style:font-name-complex="Calibri1"/>
    </style:style>
    <style:style style:name="T3" style:family="text">
      <style:text-properties style:font-name="Calibri" fo:font-style="italic" style:font-name-asian="Calibri1" style:font-style-asian="italic" style:font-name-complex="Calibri1"/>
    </style:style>
    <style:style style:name="T4" style:family="text"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T5" style:family="text">
      <style:text-properties fo:color="#666666" style:font-name="Calibri" fo:font-size="8pt" fo:font-style="italic" style:font-name-asian="Calibri1" style:font-size-asian="8pt" style:font-style-asian="italic" style:font-name-complex="Calibri1" style:font-size-complex="8pt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w4s8rkchino1"/><text:span text:style-name="T1">Multithreaded Server-Client Program</text:span></text:p>
      <text:p text:style-name="P7"><text:bookmark text:name="_hh992j7h3j46"/><text:span text:style-name="T1">CN Programming Assignment 2</text:span></text:p>
      <text:p text:style-name="P2"><text:span text:style-name="T5">NAME : SHREYA SHARMA</text:span></text:p>
      <text:p text:style-name="P2"><text:span text:style-name="T5">ROLL NUMBER : 2015096</text:span></text:p>
      <text:p text:style-name="P3"/>
      <text:p text:style-name="P1"><text:span text:style-name="T2">To Run this multithreaded Server-Client program :</text:span></text:p>
      <text:p text:style-name="P3"/>
      <text:list xml:id="list5952537597975582658" text:style-name="WWNum1">
        <text:list-item>
          <text:p text:style-name="P4"><text:span text:style-name="T1">Run the </text:span><text:span text:style-name="T3">Server1_2015096.java</text:span><text:span text:style-name="T1"> file </text:span></text:p>
        </text:list-item>
      </text:list>
      <text:p text:style-name="P3"/>
      <text:list xml:id="list173733133239727" text:continue-numbering="true" text:style-name="WWNum1">
        <text:list-item>
          <text:p text:style-name="P4"><text:span text:style-name="T1">Run the </text:span><text:span text:style-name="T3">Client1_2015096.java</text:span><text:span text:style-name="T1"> file </text:span></text:p>
          <text:list>
            <text:list-item>
              <text:p text:style-name="P5"><text:span text:style-name="T1">To connect more than 1 client to the server, Run the </text:span><text:span text:style-name="T3">Client1_2015096.java</text:span><text:span text:style-name="T1"> file 'n' times, where 'n' = no. of clients.</text:span></text:p>
            </text:list-item>
            <text:list-item>
              <text:p text:style-name="P5"><text:span text:style-name="T1">To disconnect a client from the server, send "</text:span><text:span text:style-name="T4">end</text:span><text:span text:style-name="T1">" as the message to the server from that client.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font-name="Calibri" fo:font-family="Calibri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73" meta:character-count="442" meta:non-whitespace-character-count="380"/>
    <meta:generator>LibreOfficeDev/5.1.0.3$Linux_X86_64 LibreOffice_project/</meta:generator>
  </office:meta>
</office:document-meta>
</file>